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use-window-font-color="true" style:font-name="Arial" style:text-underline-style="solid" style:text-underline-width="auto" style:text-underline-color="font-color" officeooo:rsid="001c34ee" officeooo:paragraph-rsid="001c34ee"/>
    </style:style>
    <style:style style:name="P2" style:family="paragraph" style:parent-style-name="Standard">
      <style:paragraph-properties fo:line-height="150%" fo:text-align="justify" style:justify-single-word="false"/>
      <style:text-properties style:use-window-font-color="true" style:font-name="Arial" style:text-underline-style="solid" style:text-underline-width="auto" style:text-underline-color="font-color" officeooo:rsid="001a5570" officeooo:paragraph-rsid="001c34e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officeooo:rsid="0019bd23" officeooo:paragraph-rsid="0019bd23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officeooo:rsid="0019bd23" officeooo:paragraph-rsid="0019bd23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officeooo:rsid="001a5570" officeooo:paragraph-rsid="001a5570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1df05d" style:font-size-asian="11pt" style:font-size-complex="11pt"/>
    </style:style>
    <style:style style:name="P7" style:family="paragraph" style:parent-style-name="Standard">
      <style:paragraph-properties fo:line-height="115%" fo:text-align="justify" style:justify-single-word="false"/>
      <style:text-properties fo:font-variant="normal" fo:text-transform="none" style:use-window-font-color="true" style:text-line-through-style="none" style:text-line-through-type="none" style:font-name="Arial" fo:font-size="10pt" fo:font-style="normal" style:text-underline-style="none" fo:font-weight="normal" officeooo:rsid="001df05d" officeooo:paragraph-rsid="001df05d" style:text-blinking="false" fo:background-color="transparent" style:font-size-asian="10pt" style:font-size-complex="10pt"/>
    </style:style>
    <style:style style:name="P8" style:family="paragraph" style:parent-style-name="Standard">
      <style:paragraph-properties fo:line-height="115%" fo:text-align="justify" style:justify-single-word="false"/>
      <style:text-properties fo:font-variant="normal" fo:text-transform="none" style:use-window-font-color="true" style:text-line-through-style="none" style:text-line-through-type="none" style:font-name="Arial" fo:font-size="10pt" fo:font-style="normal" style:text-underline-style="none" fo:font-weight="normal" officeooo:rsid="0021573d" officeooo:paragraph-rsid="0021573d" style:text-blinking="false" fo:background-color="transparent" style:font-size-asian="10pt" style:font-size-complex="10pt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1c34ee" officeooo:paragraph-rsid="001c34ee" style:text-blinking="false" fo:background-color="transparent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1a5570" officeooo:paragraph-rsid="001c34ee" style:text-blinking="false" fo:background-color="transparent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1a5570" officeooo:paragraph-rsid="001a5570" style:text-blinking="false" fo:background-color="transparent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1df05d" officeooo:paragraph-rsid="001df05d" style:text-blinking="false" fo:background-color="transparent"/>
    </style:style>
    <style:style style:name="P13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1573d" officeooo:paragraph-rsid="0021573d" style:text-blinking="false" fo:background-color="transparent"/>
    </style:style>
    <style:style style:name="P14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c34ee" officeooo:paragraph-rsid="001c34ee" style:text-blinking="false" fo:background-color="transparent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style:text-line-through-style="none" style:text-line-through-type="none" style:font-name="Arial" fo:font-size="11pt" fo:font-style="normal" fo:font-weight="normal" officeooo:rsid="001df05d" officeooo:paragraph-rsid="001df05d" style:text-blinking="false" fo:background-color="transparent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.238cm" loext:contextual-spacing="false" fo:line-height="150%" fo:text-align="justify" style:justify-single-word="false" fo:orphans="0" fo:widows="0" fo:text-indent="0.714cm" style:auto-text-indent="false" fo:padding="0cm" fo:border="none"/>
      <style:text-properties style:use-window-font-color="true" style:font-name="Arial" fo:font-size="11pt" style:text-underline-style="none" officeooo:rsid="001a5570" officeooo:paragraph-rsid="001c34ee" style:font-size-asian="11pt" style:font-size-complex="11pt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.238cm" loext:contextual-spacing="false" fo:line-height="150%" fo:text-align="justify" style:justify-single-word="false" fo:orphans="0" fo:widows="0" fo:text-indent="0.714cm" style:auto-text-indent="false" fo:padding="0cm" fo:border="none"/>
      <style:text-properties style:font-name="Arial" fo:font-size="11pt" officeooo:paragraph-rsid="001df05d" style:font-size-asian="11pt" style:font-size-complex="11pt"/>
    </style:style>
    <style:style style:name="P18" style:family="paragraph" style:parent-style-name="Standard">
      <style:paragraph-properties fo:line-height="150%" fo:text-align="justify" style:justify-single-word="false"/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df05d" officeooo:paragraph-rsid="001df05d" style:text-blinking="false" fo:background-color="transparent" style:font-size-asian="11pt" style:font-size-complex="11pt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1df05d" officeooo:paragraph-rsid="0023d4fa" style:text-blinking="false" fo:background-color="transparent"/>
    </style:style>
    <style:style style:name="P20" style:family="paragraph" style:parent-style-name="Standard" style:list-style-name="L1">
      <loext:graphic-properties draw:fill-color="#ffffff"/>
      <style:paragraph-properties fo:line-height="115%" fo:text-align="justify" style:justify-single-word="false" fo:orphans="0" fo:widows="0" fo:padding="0cm" fo:border="none">
        <style:tab-stops>
          <style:tab-stop style:position="1.247cm"/>
        </style:tab-stops>
      </style:paragraph-properties>
      <style:text-properties style:font-name="Arial" officeooo:paragraph-rsid="001a5570"/>
    </style:style>
    <style:style style:name="P21" style:family="paragraph" style:parent-style-name="Standard" style:list-style-name="L1">
      <loext:graphic-properties draw:fill-color="#ffffff"/>
      <style:paragraph-properties fo:margin-top="0cm" fo:margin-bottom="0.238cm" loext:contextual-spacing="false" fo:line-height="115%" fo:text-align="justify" style:justify-single-word="false" fo:orphans="0" fo:widows="0" fo:padding="0cm" fo:border="none">
        <style:tab-stops>
          <style:tab-stop style:position="1.247cm"/>
        </style:tab-stops>
      </style:paragraph-properties>
      <style:text-properties style:font-name="Arial" fo:font-size="11pt" officeooo:rsid="001a5570" officeooo:paragraph-rsid="001a5570" style:font-size-asian="11pt" style:font-size-complex="11pt"/>
    </style:style>
    <style:style style:name="T1" style:family="text">
      <style:text-properties officeooo:rsid="001a5570"/>
    </style:style>
    <style:style style:name="T2" style:family="text">
      <style:text-properties fo:font-variant="normal" fo:text-transform="none" style:text-line-through-style="none" style:text-line-through-type="none" fo:font-size="11pt" fo:font-style="normal" fo:font-weight="normal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font-size="11pt" fo:font-style="normal" fo:font-weight="normal" officeooo:rsid="001c34ee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ize="11pt" fo:font-style="normal" fo:font-weight="normal" officeooo:rsid="001a5570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ize="11pt" fo:font-style="normal" fo:font-weight="normal" officeooo:rsid="001df05d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tyle="normal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tyle="normal" fo:font-weight="normal" officeooo:rsid="001df05d" style:text-blinking="false" fo:background-color="transparent" loext:char-shading-value="0"/>
    </style:style>
    <style:style style:name="T8" style:family="text">
      <style:text-properties style:text-underline-style="solid" style:text-underline-width="auto" style:text-underline-color="font-color" officeooo:rsid="001a5570"/>
    </style:style>
    <style:style style:name="T9" style:family="text">
      <style:text-properties officeooo:rsid="001df05d"/>
    </style:style>
    <style:style style:name="T10" style:family="text">
      <style:text-properties officeooo:rsid="0023d4fa"/>
    </style:style>
    <style:style style:name="T11" style:family="text">
      <style:text-properties officeooo:rsid="0023fa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Университет ИТМО</text:p>
      <text:p text:style-name="P3">Кафедра ИП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Машинное обучение</text:p>
      <text:p text:style-name="P3">Лабораторная работа 1</text:p>
      <text:p text:style-name="P3">«Метрические алгоритмы классификации»</text:p>
      <text:p text:style-name="P3"/>
      <text:p text:style-name="P3"/>
      <text:p text:style-name="P3"/>
      <text:p text:style-name="P3"/>
      <text:p text:style-name="P3"/>
      <text:p text:style-name="P4">Выполнил:</text:p>
      <text:p text:style-name="P4">Шаймарданов Руслан</text:p>
      <text:p text:style-name="P4">группа Р4117</text:p>
      <text:p text:style-name="P4">Преподаватель:</text:p>
      <text:p text:style-name="P4">Жукова Н. 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Санкт-Петербург</text:p>
      <text:p text:style-name="P3">2017</text:p>
      <text:p text:style-name="P5"><text:soft-page-break/>1.Постановка задачи</text:p>
      <text:list xml:id="list1159476532" text:style-name="L1">
        <text:list-item>
          <text:p text:style-name="P20">На языке Python программно реализовать два метрических алгоритма классификации: Naive Bayes и K Nearest Neighbours</text:p>
        </text:list-item>
        <text:list-item>
          <text:p text:style-name="P20">Сравнить работу реализованных алгоритмов с библиотечными из scikit-learn </text:p>
        </text:list-item>
        <text:list-item>
          <text:p text:style-name="P20">Для тренировки, теста и валидации использовать один из предложенных датасетов</text:p>
        </text:list-item>
        <text:list-item>
          <text:p text:style-name="P21">Сформировать краткий отчет</text:p>
        </text:list-item>
      </text:list>
      <text:p text:style-name="P6"><text:span text:style-name="T8">2. Выбранный датасет</text:span><text:span text:style-name="T1">: «Statlog (Shuttle) Data Set»</text:span></text:p>
      <text:p text:style-name="P18">http://archive.ics.uci.edu/ml/datasets/Statlog+%28Shuttle%29</text:p>
      <text:p text:style-name="P17">Количество записей: <text:span text:style-name="T9">14500</text:span></text:p>
      <text:p text:style-name="P16"><text:span text:style-name="T6">Количество атрибутов: </text:span><text:span text:style-name="T7">9</text:span></text:p>
      <text:p text:style-name="P2"><text:span text:style-name="T2">3. </text:span><text:span text:style-name="T3">Алгоритм </text:span><text:span text:style-name="T2">Naive Bayes (</text:span><text:span text:style-name="T5">n</text:span><text:span text:style-name="T2">aiveBayes.py)</text:span></text:p>
      <text:p text:style-name="P7">import math</text:p>
      <text:p text:style-name="P7">import numpy as np</text:p>
      <text:p text:style-name="P7">import pandas as pd</text:p>
      <text:p text:style-name="P7">from sklearn.model_selection import train_test_split</text:p>
      <text:p text:style-name="P7">from sklearn.naive_bayes import GaussianNB</text:p>
      <text:p text:style-name="P7"/>
      <text:p text:style-name="P7">def split_dataset(test_size):</text:p>
      <text:p text:style-name="P7"><text:s text:c="4"/>dataset = pd.read_csv("shuttle.csv", header=None).values</text:p>
      <text:p text:style-name="P7"><text:s text:c="4"/>attr = dataset[:, :-1].astype(np.int32, copy=False) # атрибуты</text:p>
      <text:p text:style-name="P7"><text:s text:c="4"/>classes = dataset[:, -1].astype(np.int32, copy=False) # классы</text:p>
      <text:p text:style-name="P7"><text:s text:c="4"/>data_train, data_test, class_train, class_test = train_test_split(attr, classes, test_size=test_size, random_state=55)</text:p>
      <text:p text:style-name="P7"><text:s text:c="4"/>return data_train, class_train, data_test, class_test</text:p>
      <text:p text:style-name="P7"/>
      <text:p text:style-name="P7"># Разделяет обучающую выборку по классам таким образом,</text:p>
      <text:p text:style-name="P7"># <text:s/>чтобы можно было получить все элементы, принадлежащие определенному классу.</text:p>
      <text:p text:style-name="P7">def separate_by_class(data_train, class_train):</text:p>
      <text:p text:style-name="P7"><text:s text:c="4"/>classes_dict = {}</text:p>
      <text:p text:style-name="P7"><text:s text:c="4"/>for i in range(len(data_train)):</text:p>
      <text:p text:style-name="P7"><text:s text:c="8"/>classes_dict.setdefault(class_train[i], []).append(data_train[i])</text:p>
      <text:p text:style-name="P7"><text:s text:c="4"/>return classes_dict</text:p>
      <text:p text:style-name="P7"/>
      <text:p text:style-name="P7">def mean(numbers): <text:s/># Среднее значение</text:p>
      <text:p text:style-name="P7"><text:s text:c="4"/>return sum(numbers) / float(len(numbers))</text:p>
      <text:p text:style-name="P7"/>
      <text:p text:style-name="P7">def stand_dev(numbers): <text:s/># вычисление дисперсии</text:p>
      <text:p text:style-name="P7"><text:s text:c="4"/>var = sum([pow(x - mean(numbers), 2) for x in numbers]) / float(len(numbers) - 1)</text:p>
      <text:p text:style-name="P7"><text:s text:c="4"/>return math.sqrt(var)</text:p>
      <text:p text:style-name="P7"/>
      <text:p text:style-name="P7">def summarize(data_train):</text:p>
      <text:p text:style-name="P7"><text:s text:c="4"/>summaries = [(mean(att_numbers), stand_dev(att_numbers)) for att_numbers in zip(*data_train)]</text:p>
      <text:p text:style-name="P7"><text:s text:c="4"/>return summaries</text:p>
      <text:p text:style-name="P7"/>
      <text:p text:style-name="P7">def summarize_by_class(data_train, class_train): # Обучение классификатора</text:p>
      <text:p text:style-name="P7"><text:s text:c="4"/># Разделяет обучающую выборку по классам таким образом,</text:p>
      <text:p text:style-name="P7"><text:s text:c="4"/># чтобы можно было получить все элементы, принадлежащие определенному классу.</text:p>
      <text:p text:style-name="P7"><text:s text:c="4"/>classes_dict = separate_by_class(data_train, class_train)</text:p>
      <text:p text:style-name="P7"><text:soft-page-break/><text:s text:c="4"/>summaries = {}</text:p>
      <text:p text:style-name="P7"><text:s text:c="4"/>for class_name, instances in classes_dict.items():</text:p>
      <text:p text:style-name="P7"><text:s text:c="8"/>summaries[class_name] = summarize(instances)</text:p>
      <text:p text:style-name="P7"><text:s text:c="4"/>return summaries</text:p>
      <text:p text:style-name="P7"/>
      <text:p text:style-name="P7"># вычисление апостериорной вероятности принадлежности объекта к определенному классу</text:p>
      <text:p text:style-name="P7">def calc_probability(x, mean, stdev):</text:p>
      <text:p text:style-name="P7"><text:s text:c="4"/>if stdev == 0:</text:p>
      <text:p text:style-name="P7"><text:s text:c="8"/>stdev += 0.000001 <text:s/># добавляем эпсилон, если дисперсия равна 0</text:p>
      <text:p text:style-name="P7"><text:s text:c="4"/>exponent = math.exp(-(math.pow(x - mean, 2) / (2 * math.pow(stdev, 2))))</text:p>
      <text:p text:style-name="P7"><text:s text:c="4"/>return (1 / (math.sqrt(2 * math.pi) * stdev)) * exponent</text:p>
      <text:p text:style-name="P7"/>
      <text:p text:style-name="P7"># вычисление вероятности принадлежности объекта к каждому из классов</text:p>
      <text:p text:style-name="P7">def calc_class_probabilities(summaries, instance_attr):</text:p>
      <text:p text:style-name="P7"><text:s text:c="4"/>probabilities = {}</text:p>
      <text:p text:style-name="P7"><text:s text:c="4"/>for class_name, class_summaries in summaries.items():</text:p>
      <text:p text:style-name="P7"><text:s text:c="8"/>probabilities[class_name] = 1.0</text:p>
      <text:p text:style-name="P7"><text:s text:c="8"/>for i in range(len(class_summaries)):</text:p>
      <text:p text:style-name="P7"><text:s text:c="12"/>mean, stdev = class_summaries[i]</text:p>
      <text:p text:style-name="P7"><text:s text:c="12"/>x = float(instance_attr[i])</text:p>
      <text:p text:style-name="P7"><text:s text:c="12"/>probabilities[class_name] *= calc_probability(x, mean, stdev)</text:p>
      <text:p text:style-name="P7"><text:s text:c="4"/>return probabilities</text:p>
      <text:p text:style-name="P7"/>
      <text:p text:style-name="P7"># классификация одного объекта</text:p>
      <text:p text:style-name="P7">def predict_one(summaries, instance_attr):</text:p>
      <text:p text:style-name="P7"><text:s text:c="4"/># вычисление вероятности принадлежности объекта к каждому из классов</text:p>
      <text:p text:style-name="P7"><text:s text:c="4"/>probabilities = calc_class_probabilities(summaries, instance_attr)</text:p>
      <text:p text:style-name="P7"><text:s text:c="4"/>best_class, max_prob = None, -1</text:p>
      <text:p text:style-name="P7"><text:s text:c="4"/>for class_name, probability in probabilities.items():</text:p>
      <text:p text:style-name="P7"><text:s text:c="8"/>if best_class is None or probability &gt; max_prob:</text:p>
      <text:p text:style-name="P7"><text:s text:c="12"/>max_prob = probability</text:p>
      <text:p text:style-name="P7"><text:s text:c="12"/>best_class = class_name</text:p>
      <text:p text:style-name="P7"><text:s text:c="4"/>return best_class</text:p>
      <text:p text:style-name="P7"/>
      <text:p text:style-name="P7"># классификация тестовой выборки</text:p>
      <text:p text:style-name="P7">def predict(summaries, data_test):</text:p>
      <text:p text:style-name="P7"><text:s text:c="4"/>predictions = []</text:p>
      <text:p text:style-name="P7"><text:s text:c="4"/>for i in range(len(data_test)):</text:p>
      <text:p text:style-name="P7"><text:s text:c="8"/>result = predict_one(summaries, data_test[i])</text:p>
      <text:p text:style-name="P7"><text:s text:c="8"/>predictions.append(result)</text:p>
      <text:p text:style-name="P7"><text:s text:c="4"/>return predictions</text:p>
      <text:p text:style-name="P7"/>
      <text:p text:style-name="P7"># сравнение результатов классификации с реальными, вычисление точности классификации</text:p>
      <text:p text:style-name="P7">def calc_accuracy(summaries, data_test, class_test):</text:p>
      <text:p text:style-name="P7"><text:s text:c="4"/>correct_answ = 0</text:p>
      <text:p text:style-name="P7"><text:s text:c="4"/>predictions = predict(summaries, data_test)</text:p>
      <text:p text:style-name="P7"><text:s text:c="4"/>for i in range(len(data_test)):</text:p>
      <text:p text:style-name="P7"><text:s text:c="8"/>if class_test[i] == predictions[i]:</text:p>
      <text:p text:style-name="P7"><text:s text:c="12"/>correct_answ += 1</text:p>
      <text:p text:style-name="P7"><text:s text:c="4"/>return correct_answ / float(len(data_test))</text:p>
      <text:p text:style-name="P7"/>
      <text:p text:style-name="P7">def main():</text:p>
      <text:p text:style-name="P7"><text:s text:c="4"/>data_train, class_train, data_test, class_test = split_dataset(0.33)</text:p>
      <text:p text:style-name="P7"><text:s text:c="4"/>summaries = summarize_by_class(data_train, class_train)</text:p>
      <text:p text:style-name="P7"><text:s text:c="4"/>accuracy = calc_accuracy(summaries, data_test, class_test)</text:p>
      <text:p text:style-name="P7"><text:soft-page-break/><text:s text:c="4"/>print('myNBClass ', 'Accuracy: ', accuracy)</text:p>
      <text:p text:style-name="P7"/>
      <text:p text:style-name="P7"><text:s text:c="4"/>clf = GaussianNB()</text:p>
      <text:p text:style-name="P7"><text:s text:c="4"/>clf.fit(data_train, class_train)</text:p>
      <text:p text:style-name="P7"><text:s text:c="4"/>print('sklNBClass ', 'Accuracy: ', clf.score(data_test, class_test))</text:p>
      <text:p text:style-name="P7"/>
      <text:p text:style-name="P7">main()</text:p>
      <text:p text:style-name="P9"/>
      <text:p text:style-name="P9">Вывод программы:</text:p>
      <text:p text:style-name="P15">myNBClass <text:s/>Accuracy: <text:s/>0.529362591431557</text:p>
      <text:p text:style-name="P15">sklNBClass <text:s/>Accuracy: <text:s/>0.835945663532</text:p>
      <text:p text:style-name="P10"/>
      <text:p text:style-name="P1"><text:span text:style-name="T2">4. Алгоритм K Nearest Neighbours </text:span><text:span text:style-name="T4">(</text:span><text:span text:style-name="T5">n</text:span><text:span text:style-name="T4">eighbours.py)</text:span></text:p>
      <text:p text:style-name="P8">from __future__ import division</text:p>
      <text:p text:style-name="P8">import pandas as pd</text:p>
      <text:p text:style-name="P8">import numpy as np</text:p>
      <text:p text:style-name="P8">import operator</text:p>
      <text:p text:style-name="P8">from sklearn.model_selection import train_test_split</text:p>
      <text:p text:style-name="P8">from math import sqrt</text:p>
      <text:p text:style-name="P8">from collections import Counter</text:p>
      <text:p text:style-name="P8">from sklearn.neighbors import KNeighborsClassifier</text:p>
      <text:p text:style-name="P8"/>
      <text:p text:style-name="P8">def load_data(filename):</text:p>
      <text:p text:style-name="P8"><text:s text:c="4"/>dataset = pd.read_csv(filename, header=None).values</text:p>
      <text:p text:style-name="P8"><text:s text:c="4"/>attr = dataset[:, :-1].astype(np.int32, copy=False) # атрибуты</text:p>
      <text:p text:style-name="P8"><text:s text:c="4"/>classes = dataset[:, -1].astype(np.int32, copy=False) # классы</text:p>
      <text:p text:style-name="P8"><text:s text:c="4"/>return train_test_split(attr, classes, test_size=0.35)</text:p>
      <text:p text:style-name="P8"/>
      <text:p text:style-name="P8"># евклидово расстояние от объекта 1 до объекта 2</text:p>
      <text:p text:style-name="P8">def euclidean_distance(instance1, instance2):</text:p>
      <text:p text:style-name="P8"><text:s text:c="4"/>squares = [(i - j) ** 2 for i, j in zip(instance1, instance2)]</text:p>
      <text:p text:style-name="P8"><text:s text:c="4"/>return sqrt(sum(squares))</text:p>
      <text:p text:style-name="P8"/>
      <text:p text:style-name="P8"># рассчет расстояний до всех объектов в датасете</text:p>
      <text:p text:style-name="P8">def get_neighbours(instance, data_train, class_train, k):</text:p>
      <text:p text:style-name="P8"><text:s text:c="4"/>distances = []</text:p>
      <text:p text:style-name="P8"><text:s text:c="4"/>for i in data_train:</text:p>
      <text:p text:style-name="P8"><text:s text:c="8"/>distances.append(euclidean_distance(instance, i))</text:p>
      <text:p text:style-name="P8"><text:s text:c="4"/>distances = tuple(zip(distances, class_train))</text:p>
      <text:p text:style-name="P8"><text:s text:c="4"/># cортировка расстояний по возрастанию k ближайших соседей</text:p>
      <text:p text:style-name="P8"><text:s text:c="4"/>return sorted(distances, key=operator.itemgetter(0))[:k]</text:p>
      <text:p text:style-name="P8"/>
      <text:p text:style-name="P8"># определение самого распространенного класса среди соседей</text:p>
      <text:p text:style-name="P8">def get_response(neigbours):</text:p>
      <text:p text:style-name="P8"><text:s text:c="4"/>return Counter(neigbours).most_common()[0][0][1]</text:p>
      <text:p text:style-name="P8"/>
      <text:p text:style-name="P8"># классификация тестовой выборки</text:p>
      <text:p text:style-name="P8">def get_predictions(data_train, class_train, data_test, k):</text:p>
      <text:p text:style-name="P8"><text:s text:c="4"/>predictions = []</text:p>
      <text:p text:style-name="P8"><text:s text:c="4"/>for i in data_test:</text:p>
      <text:p text:style-name="P8"><text:s text:c="8"/>neigbours = get_neighbours(i, data_train, class_train, k)</text:p>
      <text:p text:style-name="P8"><text:s text:c="8"/>response = get_response(neigbours)</text:p>
      <text:p text:style-name="P8"><text:soft-page-break/><text:s text:c="8"/>predictions.append(response)</text:p>
      <text:p text:style-name="P8"><text:s text:c="4"/>return predictions</text:p>
      <text:p text:style-name="P8"/>
      <text:p text:style-name="P8"># измерение точности</text:p>
      <text:p text:style-name="P8">def get_accuracy(data_train, class_train, data_test, class_test, k):</text:p>
      <text:p text:style-name="P8"><text:s text:c="4"/>predictions = get_predictions(data_train, class_train, data_test, k)</text:p>
      <text:p text:style-name="P8"><text:s text:c="4"/>mean = [i == j for i, j in zip(class_test, predictions)]</text:p>
      <text:p text:style-name="P8"><text:s text:c="4"/>return sum(mean) / len(mean)</text:p>
      <text:p text:style-name="P8"/>
      <text:p text:style-name="P8">def main():</text:p>
      <text:p text:style-name="P8"><text:s text:c="4"/>data_train, data_test, class_train, class_test = load_data("shuttle.csv")</text:p>
      <text:p text:style-name="P8"><text:s text:c="4"/>print('myKNClass', 'Accuracy: ', get_accuracy(data_train, class_train, data_test, class_test, 15))</text:p>
      <text:p text:style-name="P8"><text:s text:c="4"/>clf = KNeighborsClassifier(n_neighbors=15)</text:p>
      <text:p text:style-name="P8"><text:s text:c="4"/>clf.fit(data_train, class_train)</text:p>
      <text:p text:style-name="P8"><text:s text:c="4"/>print('sklKNClass', 'Accuracy: ', clf.score(data_test, class_test))</text:p>
      <text:p text:style-name="P8"/>
      <text:p text:style-name="P8">main()</text:p>
      <text:p text:style-name="P9"/>
      <text:p text:style-name="P9">Вывод программы:</text:p>
      <text:p text:style-name="P13">myKNClass Accuracy: <text:s/>0.992315270936</text:p>
      <text:p text:style-name="P13">sklKNClass Accuracy: <text:s/>0.994876847291</text:p>
      <text:p text:style-name="P11"/>
      <text:p text:style-name="P14">5. Вывод</text:p>
      <text:p text:style-name="P19">Результаты работы показали, что библиотечная реализация является более точной <text:span text:style-name="T10">в обоих случаях</text:span>, что логично, так как в ней <text:span text:style-name="T11">наверняка </text:span>продуманы многие нюансы. Не самая высокая точность обучения <text:span text:style-name="T10">алгоритмом Naive Bayes </text:span>объясняется тем, что из семи классов первый встречается в 80% случаев. <text:span text:style-name="T10">Полагаю, из-за этой же особенности алгоритм K Nearest Neighbours показал точность, приближенную к единице.</text:span></text:p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00:56.956239400</meta:creation-date>
    <dc:date>2017-10-08T04:31:13.772502325</dc:date>
    <meta:editing-duration>PT35M27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5" meta:paragraph-count="163" meta:word-count="769" meta:character-count="7346" meta:non-whitespace-character-count="6289"/>
  </office:meta>
</office:document-meta>
</file>